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75cm" fo:min-width="6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cm" fo:min-width="6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3.3cm" fo:min-width="8.5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cm" fo:min-width="8.5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2.5cm"/>
    </style:style>
    <style:style style:name="gr6" style:family="graphic" style:parent-style-name="objectwithoutfill">
      <style:graphic-properties svg:stroke-color="#000000" draw:marker-end="Arrow" draw:marker-end-width="0.2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0.319cm" fo:min-width="0cm"/>
    </style:style>
    <style:style style:name="gr8" style:family="graphic" style:parent-style-name="standard">
      <style:graphic-properties draw:stroke="none" svg:stroke-color="#000000" draw:fill="none" draw:fill-color="#ffffff" fo:min-height="0.357cm"/>
    </style:style>
    <style:style style:name="gr9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35cm" fo:min-width="0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1cm" fo:min-width="7.25cm"/>
    </style:style>
    <style:style style:name="gr11" style:family="graphic" style:parent-style-name="standard">
      <style:graphic-properties svg:stroke-color="#000000" draw:fill="none" draw:textarea-horizontal-align="justify" draw:textarea-vertical-align="top" draw:auto-grow-height="false" fo:min-height="6.4cm" fo:min-width="7.247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7.247cm"/>
    </style:style>
    <style:style style:name="gr13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5cm" fo:min-width="0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8.5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0.637cm" fo:min-width="0cm"/>
    </style:style>
    <style:style style:name="gr16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955cm" fo:min-width="0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6.75cm"/>
    </style:style>
    <style:style style:name="gr18" style:family="graphic" style:parent-style-name="standard">
      <style:graphic-properties draw:stroke="none" draw:textarea-horizontal-align="justify" draw:textarea-vertical-align="middle" draw:auto-grow-height="false" fo:min-height="0.25cm" fo:min-width="0cm"/>
    </style:style>
    <style:style style:name="gr19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63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/>
      <style:paragraph-properties fo:text-align="center"/>
      <style:text-properties style:font-name="Source Code Pro Medium1" fo:font-size="8pt" style:font-size-asian="8pt" style:font-size-complex="8pt"/>
    </style:style>
    <style:style style:name="P4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solid" draw:fill-color="#ffffff"/>
      <style:paragraph-properties fo:text-align="end"/>
      <style:text-properties style:font-name="Source Code Pro Medium1" fo:font-size="8pt" style:font-size-asian="8pt" style:font-size-complex="8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paragraph-properties fo:text-align="end"/>
      <style:text-properties style:font-name="Source Code Pro Medium1" fo:font-size="8pt" style:font-size-asian="8pt" style:font-size-complex="8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T1" style:family="text">
      <style:text-properties style:font-name="Source Code Pro Medium1"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6.5cm" svg:height="3cm" svg:x="13cm" svg:y="14.25cm">
          <text:p text:style-name="P1"><text:span text:style-name="T1"><text:a xlink:href="https://github.com/openstack/nova" xlink:type="simple">https://github.com/openstack/nova</text:a>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5cm" svg:height="1.25cm" svg:x="13cm" svg:y="13cm">
          <text:p text:style-name="P1"><text:span text:style-name="T2">Upstream git rep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cm" svg:height="3.55cm" svg:x="26.05cm" svg:y="13.75cm">
          <text:p text:style-name="P1"><text:span text:style-name="T1"><text:a xlink:href="https://review.rdoproject.org/r/#/admin/projects/" xlink:type="simple">https://review.rdoproject.org/r/#/admin/projects/</text:a></text:span><text:span text:style-name="T1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9cm" svg:height="1.25cm" svg:x="26.05cm" svg:y="12.5cm">
          <text:p text:style-name="P1"><text:span text:style-name="T2">RDO trunk dist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" draw:id="id4" draw:layer="layout" svg:width="3cm" svg:height="0.5cm" svg:x="16.5cm" svg:y="15cm">
          <text:p text:style-name="P2"><text:span text:style-name="T1">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16.5cm" svg:y="15.75cm">
          <text:p text:style-name="P2"><text:span text:style-name="T1">stable/mitaka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16.5cm" svg:y="16.5cm">
          <text:p text:style-name="P2"><text:span text:style-name="T1">stable/liberty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0.5cm" svg:x="26.05cm" svg:y="15.75cm">
          <text:p text:style-name="P1"><text:span text:style-name="T1">rpm-mitak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" draw:id="id1" draw:layer="layout" svg:width="3cm" svg:height="0.5cm" svg:x="26.05cm" svg:y="15cm">
          <text:p text:style-name="P1"><text:span text:style-name="T1">rpm-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line-skew="-0.747cm" svg:x1="26.05cm" svg:y1="15.25cm" svg:x2="24.248cm" svg:y2="25.85cm" draw:start-shape="id1" draw:start-glue-point="3" draw:end-shape="id2" draw:end-glue-point="3" svg:d="M26050 15250h-3050v10600h1248" svg:viewBox="0 0 3051 10601">
          <text:p/>
        </draw:connector>
        <draw:frame draw:style-name="gr7" draw:text-style-name="P7" draw:layer="layout" svg:width="6.5cm" svg:height="0.569cm" svg:x="13cm" svg:y="13.75cm">
          <draw:text-box>
            <text:p text:style-name="P1"><text:span text:style-name="T3">source code of upstream project</text:span></text:p>
          </draw:text-box>
        </draw:frame>
        <draw:frame draw:style-name="gr7" draw:text-style-name="P7" draw:layer="layout" svg:width="9cm" svg:height="0.569cm" svg:x="26.05cm" svg:y="13.25cm">
          <draw:text-box>
            <text:p text:style-name="P1"><text:span text:style-name="T3">.spec files and files <text:s/>to build RPM packages from latest upstream</text:span></text:p>
          </draw:text-box>
        </draw:frame>
        <draw:frame draw:style-name="gr8" draw:text-style-name="P8" draw:layer="layout" svg:width="2.5cm" svg:height="0.607cm" svg:x="14.052cm" svg:y="14.95cm">
          <draw:text-box>
            <text:p text:style-name="P2"><text:span text:style-name="T1">branches</text:span></text:p>
          </draw:text-box>
        </draw:frame>
        <draw:connector draw:style-name="gr6" draw:text-style-name="P6" draw:layer="layout" svg:x1="27.248cm" svg:y1="25.85cm" svg:x2="28.121cm" svg:y2="27.55cm" draw:start-shape="id2" draw:start-glue-point="1" draw:end-shape="id3" draw:end-glue-point="0" svg:d="M27248 25850h873v1700" svg:viewBox="0 0 874 1701">
          <text:p/>
        </draw:connector>
        <draw:frame draw:style-name="gr9" draw:text-style-name="P9" draw:layer="layout" svg:width="3.458cm" svg:height="0.6cm" svg:x="19.25cm" svg:y="22.15cm">
          <draw:text-box>
            <text:p><text:span text:style-name="T3">Fetch on each commit</text:span></text:p>
          </draw:text-box>
        </draw:frame>
        <draw:custom-shape draw:style-name="gr10" draw:text-style-name="P10" draw:layer="layout" svg:width="7.75cm" svg:height="1.25cm" svg:x="24.248cm" svg:y="23.6cm">
          <text:p text:style-name="P1"><text:span text:style-name="T2">DLRN server (RDO trunk)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7.75cm" svg:height="0.569cm" svg:x="24.248cm" svg:y="24.281cm">
          <draw:text-box>
            <text:p text:style-name="P1"><text:span text:style-name="T3">Creates packages and repos for trunk repos</text:span></text:p>
          </draw:text-box>
        </draw:frame>
        <draw:custom-shape draw:style-name="gr11" draw:text-style-name="P11" draw:layer="layout" svg:width="7.747cm" svg:height="6.65cm" svg:x="24.248cm" svg:y="24.85cm">
          <text:p text:style-name="P1"><text:span text:style-name="T1"><text:a xlink:href="http://trunk.rdoproject.org/" xlink:type="simple">http://trunk.rdoproject.org</text:a>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626cm" svg:x1="19.5cm" svg:y1="15.25cm" svg:x2="24.248cm" svg:y2="25.85cm" draw:start-shape="id4" draw:start-glue-point="1" draw:end-shape="id2" draw:end-glue-point="3" svg:d="M19500 15250h3000v10600h1748" svg:viewBox="0 0 4749 10601">
          <text:p/>
        </draw:connector>
        <draw:custom-shape draw:style-name="gr5" draw:text-style-name="P5" xml:id="id2" draw:id="id2" draw:layer="layout" svg:width="3cm" svg:height="0.5cm" svg:x="24.248cm" svg:y="25.6cm">
          <text:p text:style-name="P2"><text:span text:style-name="T1">centos-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24.248cm" svg:y="26.3cm">
          <text:p text:style-name="P2"><text:span text:style-name="T1">fedora-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29cm" svg:y="25.598cm">
          <text:p text:style-name="P2"><text:span text:style-name="T1">centos-mitaka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0.5cm" svg:x="26.05cm" svg:y="16.55cm">
          <text:p text:style-name="P1"><text:span text:style-name="T1">rpm-lib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cm" svg:height="0.5cm" svg:x="29cm" svg:y="26.298cm">
          <text:p text:style-name="P2"><text:span text:style-name="T1">centos-liberty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3" draw:id="id3" draw:layer="layout" svg:width="7.747cm" svg:height="0.5cm" svg:x="24.248cm" svg:y="27.55cm">
          <text:p text:style-name="P1"><text:span text:style-name="T1">/$DIST/$HASH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5" draw:id="id5" draw:layer="layout" svg:width="7.747cm" svg:height="0.5cm" svg:x="24.248cm" svg:y="28.25cm">
          <text:p text:style-name="P1"><text:span text:style-name="T1">/$VERSION/$DIST/curr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0" draw:id="id10" draw:layer="layout" svg:width="7.747cm" svg:height="0.5cm" svg:x="24.248cm" svg:y="29.75cm">
          <text:p text:style-name="P1"><text:span text:style-name="T1">/$VERSION/$DIST/current-passed-ci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24.248cm" svg:y1="27.8cm" svg:x2="24.248cm" svg:y2="28.5cm" draw:start-shape="id3" draw:start-glue-point="3" draw:end-shape="id5" draw:end-glue-point="3" svg:d="M24248 27800h-502v700h502" svg:viewBox="0 0 503 701">
          <text:p/>
        </draw:connector>
        <draw:frame draw:style-name="gr13" draw:text-style-name="P12" draw:layer="layout" svg:width="1.208cm" svg:height="0.75cm" svg:x="22.59cm" svg:y="27.6cm">
          <draw:text-box>
            <text:p text:style-name="P2"><text:span text:style-name="T3">links</text:span></text:p>
          </draw:text-box>
        </draw:frame>
        <draw:custom-shape draw:style-name="gr14" draw:text-style-name="P4" draw:layer="layout" svg:width="9cm" svg:height="1.5cm" svg:x="10.648cm" svg:y="26cm">
          <text:p text:style-name="P1"><text:span text:style-name="T2">RDO Trunk CI jobs</text:span>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9cm" svg:height="0.887cm" svg:x="10.698cm" svg:y="26.674cm">
          <draw:text-box>
            <text:p text:style-name="P1"><text:span text:style-name="T3">Performs CI jobs on trunk repos</text:span></text:p>
          </draw:text-box>
        </draw:frame>
        <draw:custom-shape draw:style-name="gr14" draw:text-style-name="P3" draw:layer="layout" svg:width="9cm" svg:height="1.5cm" svg:x="10.648cm" svg:y="27.4cm">
          <text:p text:style-name="P1"><text:span text:style-name="T1">CI engines</text:span></text:p>
          <text:p text:style-name="P1"><text:span text:style-name="T1"><text:a xlink:href="https://prod-rdojenkins.rhcloud.com/" xlink:type="simple">https://prod-rdojenkins.rhcloud.com/</text:a></text:span><text:span text:style-name="T1"> </text:span></text:p>
          <text:p text:style-name="P1"><text:span text:style-name="T1"><text:a xlink:href="https://ci.centos.org/view/rdo/" xlink:type="simple">https://ci.centos.org/view/rdo/</text:a></text:span><text:span text:style-name="T1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line-skew="-1.55cm" svg:x1="19.648cm" svg:y1="31.7cm" svg:x2="24.248cm" svg:y2="30.7cm" draw:start-shape="id6" draw:end-shape="id7" draw:end-glue-point="3" svg:d="M19648 31700h750v-1000h3850" svg:viewBox="0 0 4601 1001">
          <text:p/>
        </draw:connector>
        <draw:frame draw:style-name="gr16" draw:text-style-name="P7" draw:layer="layout" svg:width="3cm" svg:height="1.205cm" svg:x="20.398cm" svg:y="28.9cm">
          <draw:text-box>
            <text:p text:style-name="P1"><text:span text:style-name="T3">Promotes curent to current-passed-ci</text:span></text:p>
          </draw:text-box>
        </draw:frame>
        <draw:frame draw:style-name="gr8" draw:text-style-name="P8" draw:layer="layout" svg:width="2.5cm" svg:height="0.607cm" svg:x="28.452cm" svg:y="14.951cm">
          <draw:text-box>
            <text:p text:style-name="P2"><text:span text:style-name="T1">branches</text:span></text:p>
          </draw:text-box>
        </draw:frame>
        <draw:custom-shape draw:style-name="gr12" draw:text-style-name="P3" xml:id="id8" draw:id="id8" draw:layer="layout" svg:width="7.747cm" svg:height="0.5cm" svg:x="24.248cm" svg:y="28.95cm">
          <text:p text:style-name="P1"><text:span text:style-name="T1">/$VERSION/$DIST/consistent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-0.198cm" svg:x1="24.248cm" svg:y1="27.8cm" svg:x2="24.248cm" svg:y2="29.2cm" draw:start-shape="id3" draw:start-glue-point="3" draw:end-shape="id8" draw:end-glue-point="3" svg:d="M24248 27800h-700v1400h700" svg:viewBox="0 0 701 1401">
          <text:p/>
        </draw:connector>
        <draw:custom-shape draw:style-name="gr12" draw:text-style-name="P3" xml:id="id7" draw:id="id7" draw:layer="layout" svg:width="7.747cm" svg:height="0.5cm" svg:x="24.248cm" svg:y="30.45cm">
          <text:p text:style-name="P1"><text:span text:style-name="T1">/$DIST/current-tripleo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9cm" svg:height="1.5cm" svg:x="10.648cm" svg:y="29.55cm">
          <text:p text:style-name="P1"><text:span text:style-name="T2">TripleO CI jobs</text:span>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9cm" svg:height="0.887cm" svg:x="10.698cm" svg:y="30.224cm">
          <draw:text-box>
            <text:p text:style-name="P1"><text:span text:style-name="T3">Performs TripleO CI jobs on trunk master repo</text:span></text:p>
          </draw:text-box>
        </draw:frame>
        <draw:custom-shape draw:style-name="gr14" draw:text-style-name="P3" xml:id="id6" draw:id="id6" draw:layer="layout" svg:width="9cm" svg:height="1.5cm" svg:x="10.648cm" svg:y="30.95cm">
          <text:p text:style-name="P1"><text:span text:style-name="T1">CI engine managed by TriploO team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9cm" svg:height="1.5cm" svg:x="10.648cm" svg:y="26cm">
          <text:p text:style-name="P1"><text:span text:style-name="T2">RDO Trunk CI jobs</text:span>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9cm" svg:height="0.887cm" svg:x="10.698cm" svg:y="26.674cm">
          <draw:text-box>
            <text:p text:style-name="P1"><text:span text:style-name="T3">Performs CI jobs on trunk repos</text:span></text:p>
          </draw:text-box>
        </draw:frame>
        <draw:custom-shape draw:style-name="gr14" draw:text-style-name="P3" xml:id="id9" draw:id="id9" draw:layer="layout" svg:width="9cm" svg:height="1.5cm" svg:x="10.648cm" svg:y="27.4cm">
          <text:p text:style-name="P1"><text:span text:style-name="T1">CI engines</text:span></text:p>
          <text:p text:style-name="P1"><text:span text:style-name="T1"/></text:p>
          <text:p text:style-name="P1"><text:span text:style-name="T1"><text:a xlink:href="https://ci.centos.org/view/rdo/" xlink:type="simple">https://ci.centos.org/view/rdo/</text:a></text:span><text:span text:style-name="T1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line-skew="-1.55cm" svg:x1="19.648cm" svg:y1="28.15cm" svg:x2="24.248cm" svg:y2="30cm" draw:start-shape="id9" draw:end-shape="id10" draw:end-glue-point="3" svg:d="M19648 28150h750v1850h3850" svg:viewBox="0 0 4601 1851">
          <text:p/>
        </draw:connector>
        <draw:frame draw:style-name="gr16" draw:text-style-name="P7" draw:layer="layout" svg:width="3cm" svg:height="1.205cm" svg:x="20.598cm" svg:y="30.35cm">
          <draw:text-box>
            <text:p text:style-name="P1"><text:span text:style-name="T3">Promotes curent to current-tripleo</text:span></text:p>
          </draw:text-box>
        </draw:frame>
        <draw:frame draw:style-name="gr15" draw:text-style-name="P7" draw:layer="layout" svg:width="9cm" svg:height="0.887cm" svg:x="30.25cm" svg:y="21.174cm">
          <draw:text-box>
            <text:p text:style-name="P1"><text:span text:style-name="T3">Performs CI jobs on trunk repos</text:span></text:p>
          </draw:text-box>
        </draw:frame>
        <draw:custom-shape draw:style-name="gr17" draw:text-style-name="P4" xml:id="id11" draw:id="id11" draw:layer="layout" svg:width="7.25cm" svg:height="1.5cm" svg:x="31cm" svg:y="19.75cm">
          <text:p text:style-name="P1"><text:span text:style-name="T2">distgit CI gate jobs</text:span>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7.25cm" svg:height="0.887cm" svg:x="31cm" svg:y="20.424cm">
          <draw:text-box>
            <text:p text:style-name="P1"><text:span text:style-name="T3">Performs CI jobs on new <text:s/>reviews for distgit</text:span></text:p>
          </draw:text-box>
        </draw:frame>
        <draw:custom-shape draw:style-name="gr17" draw:text-style-name="P3" xml:id="id14" draw:id="id14" draw:layer="layout" svg:width="7.25cm" svg:height="1.5cm" svg:x="31cm" svg:y="21.15cm">
          <text:p text:style-name="P1"><text:span text:style-name="T1">CI engines</text:span></text:p>
          <text:p text:style-name="P1"><text:span text:style-name="T1"><text:a xlink:href="https://review.rdoproject.org/jenkins/" xlink:type="simple">https://review.rdoproject.org/jenkins/</text:a></text:span></text:p>
          <text:p text:style-name="P1"><text:span text:style-name="T1"><text:s/>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line-skew="0.475cm" svg:x1="34.625cm" svg:y1="19.75cm" svg:x2="31.1cm" svg:y2="17.3cm" draw:start-shape="id11" draw:end-shape="id12" draw:end-glue-point="2" svg:d="M34625 19750v-750h-3525v-1700" svg:viewBox="0 0 3526 2451">
          <text:p/>
        </draw:connector>
        <draw:custom-shape draw:style-name="gr18" draw:text-style-name="P1" xml:id="id13" draw:id="id13" draw:layer="layout" svg:width="0.5cm" svg:height="0.5cm" svg:x="29.75cm" svg:y="16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xml:id="id12" draw:id="id12" draw:layer="layout" svg:width="0.5cm" svg:height="0.5cm" svg:x="30.85cm" svg:y="16.8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30cm" svg:y1="17.3cm" svg:x2="31cm" svg:y2="21.9cm" draw:start-shape="id13" draw:start-glue-point="2" draw:end-shape="id14" draw:end-glue-point="3" svg:d="M30000 17300v4600h1000" svg:viewBox="0 0 1001 4601">
          <text:p/>
        </draw:connector>
        <draw:frame draw:style-name="gr19" draw:text-style-name="P9" draw:layer="layout" svg:width="3.458cm" svg:height="0.887cm" svg:x="26.8cm" svg:y="18.013cm">
          <draw:text-box>
            <text:p text:style-name="P2"><text:span text:style-name="T3">Trigger CI job when a change is requested </text:span></text:p>
          </draw:text-box>
        </draw:frame>
        <draw:frame draw:style-name="gr19" draw:text-style-name="P9" draw:layer="layout" svg:width="3.458cm" svg:height="0.887cm" svg:x="31.25cm" svg:y="18.013cm">
          <draw:text-box>
            <text:p><text:span text:style-name="T3">Ad a vote depending on test resul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6:15:41.497079238</meta:creation-date>
    <dc:date>2016-05-30T19:01:45.204614408</dc:date>
    <meta:editing-duration>P10DT13H25M53S</meta:editing-duration>
    <meta:editing-cycles>57</meta:editing-cycles>
    <meta:generator>LibreOffice/5.0.3.2$Linux_X86_64 LibreOffice_project/00$Build-2</meta:generator>
    <dc:creator>Alfredo Moralejo</dc:creator>
    <meta:document-statistic meta:object-count="56"/>
  </office:meta>
</office:document-meta>
</file>